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4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5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mbria" fo:font-size="12pt" style:font-size-asian="12pt" style:font-size-complex="12pt"/>
    </style:style>
    <style:style style:name="ce3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107">
      <style:text-properties style:font-name="Cambri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1">
      <style:text-properties style:font-name="Cambria" fo:font-size="12pt" style:font-size-asian="12pt" style:font-size-complex="12pt"/>
    </style:style>
    <style:style style:name="ce6" style:family="table-cell" style:parent-style-name="Default" style:data-style-name="N107">
      <style:text-properties style:font-name="Cambria" fo:font-size="12pt" style:font-size-asian="12pt" style:font-size-complex="12pt"/>
    </style:style>
    <style:style style:name="ce7" style:family="table-cell" style:parent-style-name="Default" style:data-style-name="N2">
      <style:text-properties style:font-name="Cambria" fo:font-size="12pt" style:font-size-asian="12pt" style:font-size-complex="12pt"/>
    </style:style>
    <style:style style:name="ce8" style:family="table-cell" style:parent-style-name="Default" style:data-style-name="N1">
      <style:text-properties style:font-name="Cambria" fo:font-size="12pt" style:font-size-asian="12pt" style:font-size-complex="12pt"/>
    </style:style>
    <style:style style:name="ce9" style:family="table-cell" style:parent-style-name="Default" style:data-style-name="N2">
      <style:text-properties style:font-name="Cambri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12">
      <style:text-properties style:font-name="Cambria" fo:font-size="12pt" style:font-size-asian="12pt" style:font-size-complex="12pt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ff6600" style:font-name="Cambria" fo:font-size="12pt" style:font-size-asian="12pt" style:font-size-complex="12pt"/>
    </style:style>
    <style:style style:name="ce13" style:family="table-cell" style:parent-style-name="Default" style:data-style-name="N107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fo:color="#ff6600" style:font-name="Cambria" fo:font-size="12pt" style:font-size-asian="12pt" style:font-size-complex="12pt"/>
    </style:style>
    <style:style style:name="ce15" style:family="table-cell" style:parent-style-name="Default">
      <style:text-properties fo:color="#ff3333" style:font-name="Cambria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>
        <table:iteration table:status="enable" table:steps="1"/>
      </table:calculation-settings>
      <table:table table:name="Sheet1" table:style-name="ta1" table:print="false">
        <table:table-column table:style-name="co2" table:default-cell-style-name="ce2"/>
        <table:table-column table:style-name="co3" table:default-cell-style-name="ce6"/>
        <table:table-column table:style-name="co1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2">
          <table:table-cell table:style-name="ce1" office:value-type="string">
            <text:p>units</text:p>
          </table:table-cell>
          <table:table-cell table:style-name="ce4" office:value-type="string">
            <text:p>mm,rad</text:p>
          </table:table-cell>
          <table:table-cell table:number-columns-repeated="1022"/>
        </table:table-row>
        <table:table-row table:style-name="ro2">
          <table:table-cell office:value-type="string">
            <text:p>Beak-height</text:p>
          </table:table-cell>
          <table:table-cell table:style-name="ce4" office:value-type="float" office:value="26">
            <text:p>26.0000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length</text:p>
          </table:table-cell>
          <table:table-cell table:style-name="ce4" office:value-type="float" office:value="339">
            <text:p>339.0000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height</text:p>
          </table:table-cell>
          <table:table-cell table:style-name="ce4" office:value-type="float" office:value="254">
            <text:p>254.0000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frame angle</text:p>
          </table:table-cell>
          <table:table-cell table:style-name="ce5" table:formula="of:=RADIANS([.C5])" office:value-type="float" office:value="0.682423737529783">
            <text:p>0.6824237375298</text:p>
          </table:table-cell>
          <table:table-cell table:style-name="ce4" office:value-type="float" office:value="39.1">
            <text:p>39.1000</text:p>
          </table:table-cell>
          <table:table-cell table:number-columns-repeated="1021"/>
        </table:table-row>
        <table:table-row table:style-name="ro2">
          <table:table-cell office:value-type="string">
            <text:p>Beak-bottom</text:p>
          </table:table-cell>
          <table:table-cell table:formula="of:=[.B2]/[.C5]" office:value-type="float" office:value="0.664961636828645">
            <text:p>0.6650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>
            <text:p>Beak-topfront</text:p>
          </table:table-cell>
          <table:table-cell table:formula="of:=SQRT(POWER([.B6];2)+POWER([.B2];2))" office:value-type="float" office:value="26.008501955677">
            <text:p>26.0085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BASE</text:p>
          </table:table-cell>
          <table:table-cell table:formula="of:=(([.B7]*([.B6]+[.B3]))/[.B6]) - [.B7]" office:value-type="float" office:value="13259.234329704">
            <text:p>13259.2343</text:p>
          </table:table-cell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1" office:value-type="string">
            <text:p>Battery parameters</text:p>
          </table:table-cell>
          <table:table-cell/>
          <table:table-cell table:style-name="ce6"/>
          <table:table-cell table:number-columns-repeated="1021"/>
        </table:table-row>
        <table:table-row table:style-name="ro3">
          <table:table-cell office:value-type="string">
            <text:p>Cr – diameter</text:p>
          </table:table-cell>
          <table:table-cell office:value-type="float" office:value="18.5">
            <text:p>18.5000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>
            <text:p>Cv – voltage</text:p>
          </table:table-cell>
          <table:table-cell office:value-type="float" office:value="3.7">
            <text:p>3.7000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Cw – capacity</text:p>
          </table:table-cell>
          <table:table-cell office:value-type="float" office:value="3800">
            <text:p>3800.0000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Ca_max – max output A</text:p>
          </table:table-cell>
          <table:table-cell office:value-type="float" office:value="10">
            <text:p>10.0000</text:p>
          </table:table-cell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1" office:value-type="string">
            <text:p>Overall layout</text:p>
          </table:table-cell>
          <table:table-cell/>
          <table:table-cell table:style-name="ce6"/>
          <table:table-cell table:number-columns-repeated="1021"/>
        </table:table-row>
        <table:table-row table:style-name="ro3">
          <table:table-cell office:value-type="string">
            <text:p>InterSpacing</text:p>
          </table:table-cell>
          <table:table-cell table:style-name="ce7" office:value-type="float" office:value="0">
            <text:p>0.00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row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col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Calculate the T based on radiu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 – radius</text:p>
          </table:table-cell>
          <table:table-cell table:formula="of:=[.B11]/2" office:value-type="float" office:value="9.25">
            <text:p>9.2500</text:p>
          </table:table-cell>
          <table:table-cell table:number-columns-repeated="1022"/>
        </table:table-row>
        <table:table-row table:style-name="ro3">
          <table:table-cell office:value-type="string">
            <text:p>'rs – radius with spacing </text:p>
          </table:table-cell>
          <table:table-cell table:formula="of:=[.B22]+([.B17]/2)" office:value-type="float" office:value="9.25">
            <text:p>9.2500</text:p>
          </table:table-cell>
          <table:table-cell table:number-columns-repeated="1022"/>
        </table:table-row>
        <table:table-row table:style-name="ro2">
          <table:table-cell office:value-type="string">
            <text:p>P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C</text:p>
          </table:table-cell>
          <table:table-cell table:formula="of:=[.B42]" office:value-type="float" office:value="9.25">
            <text:p>9.2500</text:p>
          </table:table-cell>
          <table:table-cell table:formula="of:=[.C42]" office:value-type="float" office:value="26.0489288978402">
            <text:p>26.05</text:p>
          </table:table-cell>
          <table:table-cell table:number-columns-repeated="1021"/>
        </table:table-row>
        <table:table-row table:style-name="ro2">
          <table:table-cell office:value-type="string">
            <text:p>|CP|</text:p>
          </table:table-cell>
          <table:table-cell table:formula="of:=SQRT(POWER([.B28];2)+POWER([.C28];2))" office:value-type="float" office:value="27.6425251510193">
            <text:p>27.6425</text:p>
          </table:table-cell>
          <table:table-cell table:number-columns-repeated="1022"/>
        </table:table-row>
        <table:table-row table:style-name="ro2">
          <table:table-cell office:value-type="string">
            <text:p>Beta</text:p>
          </table:table-cell>
          <table:table-cell table:formula="of:=ACOS([.B22]/[.B26])" office:value-type="float" office:value="1.22958445803001">
            <text:p>1.2296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1" office:value-type="string">
            <text:p>CP</text:p>
          </table:table-cell>
          <table:table-cell table:formula="of:=[.B24]-[.B25]" office:value-type="float" office:value="-9.25">
            <text:p>-9.2500</text:p>
          </table:table-cell>
          <table:table-cell table:style-name="ce6" table:formula="of:=[.C24]-[.C25]" office:value-type="float" office:value="-26.0489288978402">
            <text:p>-26.0489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CP<text:span text:style-name="T1"> – changed length to be r</text:span></text:p>
          </table:table-cell>
          <table:table-cell table:formula="of:=([.B28]*[.B22])/[.B26]" office:value-type="float" office:value="-3.09532141266207">
            <text:p>-3.0953</text:p>
          </table:table-cell>
          <table:table-cell table:style-name="ce6" table:formula="of:=([.C28]*[.B22])/[.B26]" office:value-type="float" office:value="-8.71673593452937">
            <text:p>-8.7167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CP<text:span text:style-name="T1"> – rotated by Beta</text:span></text:p>
          </table:table-cell>
          <table:table-cell table:formula="of:=[.B29]*COS([.B27])-[.C29]*SIN([.B27])" office:value-type="float" office:value="7.17842926536555">
            <text:p>7.1784</text:p>
          </table:table-cell>
          <table:table-cell table:formula="of:=[.B29]*SIN([.B27])+[.C29]*COS([.B27])" office:value-type="float" office:value="-5.8337512187394">
            <text:p>-5.83</text:p>
          </table:table-cell>
          <table:table-cell table:number-columns-repeated="1021"/>
        </table:table-row>
        <table:table-row table:style-name="ro2">
          <table:table-cell office:value-type="string">
            <text:p>T</text:p>
          </table:table-cell>
          <table:table-cell table:formula="of:=[.B25]+[.B30]" office:value-type="float" office:value="16.4284292653656">
            <text:p>16.4284</text:p>
          </table:table-cell>
          <table:table-cell table:formula="of:=[.C30]+[.C25]" office:value-type="float" office:value="20.2151776791008">
            <text:p>20.2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Calculate the C</text:p>
          </table:table-cell>
          <table:table-cell table:number-columns-repeated="1023"/>
        </table:table-row>
        <table:table-row table:style-name="ro2">
          <table:table-cell office:value-type="string">
            <text:p>l0 – cell's offset for the first row based on angle</text:p>
          </table:table-cell>
          <table:table-cell table:style-name="ce7" table:formula="of:=[.B22]/TAN([.B5]/2)" office:value-type="float" office:value="26.0489288978402">
            <text:p>26.05</text:p>
          </table:table-cell>
          <table:table-cell table:number-columns-repeated="1022"/>
        </table:table-row>
        <table:table-row table:style-name="ro2">
          <table:table-cell office:value-type="string">
            <text:p>l1 – length of a single row</text:p>
          </table:table-cell>
          <table:table-cell table:style-name="ce7" table:formula="of:=[.B23]/TAN(RADIANS(30))" office:value-type="float" office:value="16.0214699700121">
            <text:p>16.02</text:p>
          </table:table-cell>
          <table:table-cell table:style-name="ce14"/>
          <table:table-cell table:number-columns-repeated="1021"/>
        </table:table-row>
        <table:table-row table:style-name="ro3">
          <table:table-cell office:value-type="string">
            <text:p>Hx – to the center</text:p>
          </table:table-cell>
          <table:table-cell table:style-name="ce7" table:formula="of:=[.B18]*[.B35]+[.B34]" office:value-type="float" office:value="26.0489288978402">
            <text:p>26.0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H – actual battery height</text:p>
          </table:table-cell>
          <table:table-cell table:style-name="ce9" table:formula="of:=[.B18]*[.B35]+[.B11]" office:value-type="float" office:value="18.5">
            <text:p>18.50</text:p>
          </table:table-cell>
          <table:table-cell table:style-name="ce15"/>
          <table:table-cell table:number-columns-repeated="1021"/>
        </table:table-row>
        <table:table-row table:style-name="ro3">
          <table:table-cell office:value-type="string">
            <text:p>h0 – first cell of a row – it's Cx</text:p>
          </table:table-cell>
          <table:table-cell table:style-name="ce7" table:formula="of:=IF(MOD([.B18];2)=1;[.B11];[.B23])" office:value-type="float" office:value="9.25">
            <text:p>9.25</text:p>
          </table:table-cell>
          <table:table-cell table:number-columns-repeated="1022"/>
        </table:table-row>
        <table:table-row table:style-name="ro2">
          <table:table-cell office:value-type="string">
            <text:p>h1 – height of a single column</text:p>
          </table:table-cell>
          <table:table-cell table:style-name="ce7" table:formula="of:=2*[.B23]" office:value-type="float" office:value="18.5">
            <text:p>18.5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string">
            <text:p>Wx – to the center</text:p>
          </table:table-cell>
          <table:table-cell table:style-name="ce10" table:formula="of:=[.B38]+([.B39]*[.B19])" office:value-type="float" office:value="9.25">
            <text:p>9.25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L – actual battery length</text:p>
          </table:table-cell>
          <table:table-cell table:style-name="ce9" table:formula="of:=[.B19]*([.B23]*2)+[.B38]+[.B22]" office:value-type="float" office:value="18.5">
            <text:p>18.50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3" office:value-type="string">
            <text:p>C – cells' center point</text:p>
          </table:table-cell>
          <table:table-cell table:style-name="ce7" table:formula="of:=[.B40]" office:value-type="float" office:value="9.25">
            <text:p>9.25</text:p>
          </table:table-cell>
          <table:table-cell table:formula="of:=[.B36]" office:value-type="float" office:value="26.0489288978402">
            <text:p>26.05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Alpha_needed - frame angle needed</text:p>
          </table:table-cell>
          <table:table-cell table:style-name="ce11" table:formula="of:=DEGREES(ATAN([.B31]/[.C31]))" office:value-type="float" office:value="39.1">
            <text:p>39.10000</text:p>
          </table:table-cell>
          <table:table-cell table:number-columns-repeated="1022"/>
        </table:table-row>
        <table:table-row table:style-name="ro3">
          <table:table-cell office:value-type="string">
            <text:p>isValid</text:p>
          </table:table-cell>
          <table:table-cell table:style-name="ce12" table:formula="of:=IF([.B43]&gt;[.C5];&quot;NO&quot;;&quot;YES&quot;)" office:value-type="string" office:string-value="YES">
            <text:p>Y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Drawing frame close around battery</text:p>
          </table:table-cell>
          <table:table-cell table:number-columns-repeated="1023"/>
        </table:table-row>
        <table:table-row table:style-name="ro3">
          <table:table-cell office:value-type="string">
            <text:p>Nl – nose (beak) height = Nuy</text:p>
          </table:table-cell>
          <table:table-cell table:style-name="ce4" table:formula="of:=[.B34]-[.B22]" office:value-type="float" office:value="16.7989288978402">
            <text:p>16.7989</text:p>
          </table:table-cell>
          <table:table-cell table:number-columns-repeated="1022"/>
        </table:table-row>
        <table:table-row table:style-name="ro3">
          <table:table-cell office:value-type="string">
            <text:p>Ndu_length = Nux</text:p>
          </table:table-cell>
          <table:table-cell table:formula="of:=COS([.B5])*[.B47]" office:value-type="float" office:value="13.0367484137353">
            <text:p>13.0367</text:p>
          </table:table-cell>
          <table:table-cell table:number-columns-repeated="1022"/>
        </table:table-row>
        <table:table-row table:style-name="ro2">
          <table:table-cell office:value-type="string">
            <text:p>Nu</text:p>
          </table:table-cell>
          <table:table-cell table:style-name="ce13" table:formula="of:=[.B48]" office:value-type="float" office:value="13.0367484137353">
            <text:p>13.0367</text:p>
          </table:table-cell>
          <table:table-cell table:style-name="ce3" table:formula="of:=[.B47]" office:value-type="float" office:value="16.7989288978402">
            <text:p>16.8</text:p>
          </table:table-cell>
          <table:table-cell table:number-columns-repeated="1021"/>
        </table:table-row>
        <table:table-row table:style-name="ro3">
          <table:table-cell office:value-type="string">
            <text:p>Tl – overall triangle length</text:p>
          </table:table-cell>
          <table:table-cell table:formula="of:=[.B18]*[.B35]+[.B34]+[.B22]" office:value-type="float" office:value="35.2989288978402">
            <text:p>35.2989</text:p>
          </table:table-cell>
          <table:table-cell table:number-columns-repeated="1022"/>
        </table:table-row>
        <table:table-row table:style-name="ro3">
          <table:table-cell office:value-type="string">
            <text:p>Th – overall tirangle height</text:p>
          </table:table-cell>
          <table:table-cell table:formula="of:=TAN([.B5])*[.B50]" office:value-type="float" office:value="28.6866613663685">
            <text:p>28.6867</text:p>
          </table:table-cell>
          <table:table-cell table:number-columns-repeated="1022"/>
        </table:table-row>
        <table:table-row table:style-name="ro3">
          <table:table-cell office:value-type="string">
            <text:p>sth – small triangle height</text:p>
          </table:table-cell>
          <table:table-cell table:formula="of:=[.B51]-[.B37]" office:value-type="float" office:value="10.1866613663685">
            <text:p>10.1867</text:p>
          </table:table-cell>
          <table:table-cell table:number-columns-repeated="1022"/>
        </table:table-row>
        <table:table-row table:style-name="ro3">
          <table:table-cell office:value-type="string">
            <text:p>stl – small triangle length</text:p>
          </table:table-cell>
          <table:table-cell table:formula="of:=[.B52]/TAN([.B5])" office:value-type="float" office:value="12.5346840012333">
            <text:p>12.5347</text:p>
          </table:table-cell>
          <table:table-cell table:number-columns-repeated="1022"/>
        </table:table-row>
        <table:table-row table:style-name="ro2">
          <table:table-cell office:value-type="string">
            <text:p>Nu</text:p>
          </table:table-cell>
          <table:table-cell table:formula="of:=[.B48]" office:value-type="float" office:value="13.0367484137353">
            <text:p>13.0367</text:p>
          </table:table-cell>
          <table:table-cell table:formula="of:=[.B47]" office:value-type="float" office:value="16.7989288978402">
            <text:p>16.8</text:p>
          </table:table-cell>
          <table:table-cell table:number-columns-repeated="1021"/>
        </table:table-row>
        <table:table-row table:style-name="ro2">
          <table:table-cell office:value-type="string">
            <text:p>Su</text:p>
          </table:table-cell>
          <table:table-cell table:formula="of:=[.B37]" office:value-type="float" office:value="18.5">
            <text:p>18.5000</text:p>
          </table:table-cell>
          <table:table-cell table:formula="of:=[.B50]-[.B53]" office:value-type="float" office:value="22.7642448966069">
            <text:p>22.76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4"/>
          <table:table-cell table:number-columns-repeated="1022"/>
        </table:table-row>
        <table:table-row table:style-name="ro3">
          <table:table-cell table:style-name="ce1" office:value-type="string">
            <text:p>Bb – battery actual depth</text:p>
          </table:table-cell>
          <table:table-cell office:value-type="float" office:value="14.5">
            <text:p>14.5000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/08/2019</text:date>, <text:time>23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atz</meta:initial-creator>
    <meta:creation-date>2019-08-09T18:56:31.50</meta:creation-date>
    <dc:date>2019-08-14T23:08:49.02</dc:date>
    <dc:creator>Daniel Katz</dc:creator>
    <meta:editing-duration>P2DT17H57M13S</meta:editing-duration>
    <meta:editing-cycles>27</meta:editing-cycles>
    <meta:generator>OpenOffice/4.1.6$Win32 OpenOffice.org_project/416m1$Build-9790</meta:generator>
    <meta:document-statistic meta:table-count="3" meta:cell-count="108" meta:object-count="0"/>
  </office:meta>
</office:document-meta>
</file>